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 svg:font-family="'Arial Unicode MS', 'Arial Unicode', Arial, 'URW Gothic L', Helvetica, Tahoma, 'Cambria Math', sans-serif"/>
    <style:font-face style:name="Mangal1" svg:font-family="Mangal"/>
    <style:font-face style:name="Open Sans" svg:font-family="'Open Sans',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style:line-height-at-least="0.2083in" fo:text-align="start" style:justify-single-word="false" fo:widows="1" fo:text-indent="0in" style:auto-text-indent="false"/>
    </style:style>
    <style:style style:name="P2" style:family="paragraph" style:parent-style-name="Standard">
      <style:paragraph-properties fo:margin-left="0in" fo:margin-right="0in" style:line-height-at-least="0.2083in" fo:text-align="start" style:justify-single-word="false" fo:widows="1" fo:text-indent="0in" style:auto-text-indent="false"/>
      <style:text-properties style:font-name="Times New Roman" fo:font-size="12pt" style:font-size-asian="12pt" style:font-size-complex="12pt"/>
    </style:style>
    <style:style style:name="T1" style:family="text">
      <style:text-properties fo:font-variant="normal" fo:text-transform="none" fo:color="#333333" style:font-name="Open Sans" fo:font-size="10.5pt" fo:letter-spacing="normal" fo:font-style="normal" fo:font-weight="normal"/>
    </style:style>
    <style:style style:name="T2" style:family="text">
      <style:text-properties fo:font-variant="normal" fo:text-transform="none" fo:color="#333333" style:font-name="Open Sans" fo:font-size="10.5pt" fo:letter-spacing="normal" fo:font-style="italic" fo:font-weight="normal"/>
    </style:style>
    <style:style style:name="T3" style:family="text">
      <style:text-properties fo:font-variant="normal" fo:text-transform="none" fo:color="#333333" fo:letter-spacing="normal"/>
    </style:style>
    <style:style style:name="T4" style:family="text">
      <style:text-properties fo:font-variant="normal" fo:text-transform="none" fo:color="#333333" fo:letter-spacing="normal" fo:font-style="normal" fo:font-weight="normal"/>
    </style:style>
    <style:style style:name="T5" style:family="text">
      <style:text-properties fo:font-variant="normal" fo:text-transform="none" fo:color="#2e2e2e" style:font-name="Arial Unicode MS" fo:font-size="9.75pt" fo:letter-spacing="normal" fo:font-style="normal" fo:font-weight="normal"/>
    </style:style>
    <style:style style:name="T6" style:family="text">
      <style:text-properties fo:font-variant="normal" fo:text-transform="none" fo:color="#2e2e2e" fo:letter-spacing="normal"/>
    </style:style>
    <style:style style:name="T7" style:family="text">
      <style:text-properties fo:font-variant="normal" fo:text-transform="none" fo:color="#316c9d" style:text-line-through-style="none" style:font-name="Arial Unicode MS" fo:font-size="9.75pt" fo:letter-spacing="normal" fo:font-style="normal" style:text-underline-style="none" fo:font-weight="normal" style:text-blink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 Francis, Clinton, Catherine P. Ortega, and Alexander Cruz. "Noise Pollution Changes Avian Communities and Species Interactions." </text:span><text:span text:style-name="T2">Current Biology</text:span><text:span text:style-name="T3"> </text:span><text:span text:style-name="T1">19.16 (2009): 1415-419. Print.</text:span> </text:p>
      <text:p text:style-name="P1"><text:a xlink:type="simple" xlink:href="http://www.sciencedirect.com/science/article/pii/S0960982209013281" text:style-name="Internet_20_link" text:visited-style-name="Visited_20_Internet_20_Link">http://www.sciencedirect.com/science/article/pii/S0960982209013281</text:a>#</text:p>
      <text:p text:style-name="P1"/>
      <text:p text:style-name="P1"><text:span text:style-name="T5">Because of their reliance on acoustic communication, birds have been viewed as especially vulnerable to the novel acoustics of noise</text:span> (outside source)</text:p>
      <text:p text:style-name="P1"/>
      <text:p text:style-name="P1"><text:span text:style-name="T5">To date, noise has been associated with declining bird densities </text:span><text:bookmark text:name="bbib10"/><text:a xlink:type="simple" xlink:href="http://www.sciencedirect.com/science/article/pii/S0960982209013281#bib10" text:style-name="Internet_20_link" text:visited-style-name="Visited_20_Internet_20_Link"><text:span text:style-name="T7">10</text:span></text:a><text:span text:style-name="T5">, </text:span><text:bookmark text:name="bbib111"/><text:a xlink:type="simple" xlink:href="http://www.sciencedirect.com/science/article/pii/S0960982209013281#bib11" text:style-name="Internet_20_link" text:visited-style-name="Visited_20_Internet_20_Link"><text:span text:style-name="T7">11</text:span></text:a><text:span text:style-name="T5">, </text:span><text:bookmark text:name="bbib12"/><text:a xlink:type="simple" xlink:href="http://www.sciencedirect.com/science/article/pii/S0960982209013281#bib12" text:style-name="Internet_20_link" text:visited-style-name="Visited_20_Internet_20_Link"><text:span text:style-name="T7">12</text:span></text:a><text:span text:style-name="T5">, </text:span><text:bookmark text:name="bbib13"/><text:a xlink:type="simple" xlink:href="http://www.sciencedirect.com/science/article/pii/S0960982209013281#bib13" text:style-name="Internet_20_link" text:visited-style-name="Visited_20_Internet_20_Link"><text:span text:style-name="T7">13</text:span></text:a><text:span text:style-name="T6"> </text:span><text:span text:style-name="T5">and </text:span><text:bookmark text:name="bbib14"/><text:a xlink:type="simple" xlink:href="http://www.sciencedirect.com/science/article/pii/S0960982209013281#bib14" text:style-name="Internet_20_link" text:visited-style-name="Visited_20_Internet_20_Link"><text:span text:style-name="T7">14</text:span></text:a><text:span text:style-name="T5">, prompting conservation concerns that many species may be excluded from otherwise suitable habitat as a result of ecological sensitivities or intolerance to noise </text:span><text:bookmark text:name="bbib11"/><text:a xlink:type="simple" xlink:href="http://www.sciencedirect.com/science/article/pii/S0960982209013281#bib1" text:style-name="Internet_20_link" text:visited-style-name="Visited_20_Internet_20_Link"><text:span text:style-name="T7">1</text:span></text:a><text:span text:style-name="T5">, </text:span><text:bookmark text:name="bbib2"/><text:a xlink:type="simple" xlink:href="http://www.sciencedirect.com/science/article/pii/S0960982209013281#bib2" text:style-name="Internet_20_link" text:visited-style-name="Visited_20_Internet_20_Link"><text:span text:style-name="T7">2</text:span></text:a><text:span text:style-name="T5">, </text:span><text:bookmark text:name="bbib31"/><text:a xlink:type="simple" xlink:href="http://www.sciencedirect.com/science/article/pii/S0960982209013281#bib3" text:style-name="Internet_20_link" text:visited-style-name="Visited_20_Internet_20_Link"><text:span text:style-name="T7">3</text:span></text:a><text:span text:style-name="T6"> </text:span><text:span text:style-name="T5">and </text:span><text:bookmark text:name="bbib4"/><text:a xlink:type="simple" xlink:href="http://www.sciencedirect.com/science/article/pii/S0960982209013281#bib4" text:style-name="Internet_20_link" text:visited-style-name="Visited_20_Internet_20_Link"><text:span text:style-name="T7">4</text:span></text:a><text:span text:style-name="T5">. Additionally, individuals that settle in noisy habitats may have reduced reproductive success because noise interferes with detection of approaching predators </text:span><text:bookmark text:name="bbib1"/><text:a xlink:type="simple" xlink:href="http://www.sciencedirect.com/science/article/pii/S0960982209013281#bib1" text:style-name="Internet_20_link" text:visited-style-name="Visited_20_Internet_20_Link"><text:span text:style-name="T7">1</text:span></text:a><text:span text:style-name="T6"> </text:span><text:span text:style-name="T5">and </text:span><text:bookmark text:name="bbib3"/><text:a xlink:type="simple" xlink:href="http://www.sciencedirect.com/science/article/pii/S0960982209013281#bib3" text:style-name="Internet_20_link" text:visited-style-name="Visited_20_Internet_20_Link"><text:span text:style-name="T7">3</text:span></text:a><text:span text:style-name="T5">. </text:span> </text:p>
      <text:p text:style-name="P1"/>
      <text:p text:style-name="P1"/>
      <text:p text:style-name="P1"/>
      <text:p text:style-name="P1"><text:span text:style-name="T1">R. Barber, Jesse, Kevin R. Crooks, and Kurt M. Fristurp. "The Costs of Chronic Noise Exposure for Terrestrial Organisms." </text:span><text:span text:style-name="T2">Trends in Ecology &amp; Evolution</text:span><text:span text:style-name="T3"> </text:span><text:span text:style-name="T1">25.3 (2010): 180-89. Print.</text:span> </text:p>
      <text:p text:style-name="P1"><text:a xlink:type="simple" xlink:href="http://www.sciencedirect.com/science/article/pii/S0169534709002614" text:style-name="Internet_20_link" text:visited-style-name="Visited_20_Internet_20_Link">http://www.sciencedirect.com/science/article/pii/S0169534709002614</text:a></text:p>
      <text:p text:style-name="P1"/>
      <text:p text:style-name="P2">The habitation of species is crucially affected by the amount of noise pollution present. Modernization has lead to the presence of many novel acoustics preventing species to communicate with their own (D. Francis, Clinton, Catherine P. Ortega, and Alexander Cruz). This also inhibits some species' ability to listen for noises indicating the presence of a predator (D. Francis, Clinton, Catherine P. Ortega, and Alexander Cruz). Consequently, species tend to divert from areas of such intensity of noise pollution. The source of noise producing the most conflict to nesting species is the transportation network (R. Barber, Jesse, Kevin R. Crooks, and Kurt M. Fristurp). Such disturbances have affected communities severe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 svg:font-family="'Arial Unicode MS', 'Arial Unicode', Arial, 'URW Gothic L', Helvetica, Tahoma, 'Cambria Math', sans-serif"/>
    <style:font-face style:name="Mangal1" svg:font-family="Mangal"/>
    <style:font-face style:name="Open Sans" svg:font-family="'Open Sans',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noj vasa</meta:initial-creator>
    <meta:creation-date>2015-04-14T17:39:38.29</meta:creation-date>
    <dc:date>2015-04-14T19:39:04.42</dc:date>
    <dc:creator>manoj vasa</dc:creator>
    <meta:editing-duration>PT1H28M53S</meta:editing-duration>
    <meta:editing-cycles>2</meta:editing-cycles>
    <meta:generator>OpenOffice/4.1.1$Win32 OpenOffice.org_project/411m6$Build-9775</meta:generator>
    <meta:document-statistic meta:table-count="0" meta:image-count="0" meta:object-count="0" meta:page-count="1" meta:paragraph-count="7" meta:word-count="251" meta:character-count="1801"/>
  </office:meta>
</office:document-meta>
</file>